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700000B0F00000B0FD59DFFAF2A59CBD2.svg" manifest:media-type="image/svg+xml"/>
  <manifest:file-entry manifest:full-path="Pictures/100002010000006B0000006B7CDC42A6E47D6EE8.png" manifest:media-type="image/png"/>
  <manifest:file-entry manifest:full-path="Pictures/1000026E00000B0F00000B0FE963F98B6DA2029C.svg" manifest:media-type="image/svg+xml"/>
  <manifest:file-entry manifest:full-path="Pictures/100002010000006B0000006BBF5FD15E58056C8F.png" manifest:media-type="image/png"/>
  <manifest:file-entry manifest:full-path="Pictures/TablePreview1.svm" manifest:media-type=""/>
  <manifest:file-entry manifest:full-path="Pictures/10000201000000EF000000F281A744466D5B79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353cm" fo:min-width="3.13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368cm" fo:min-width="3.132cm" fo:padding-top="0.142cm" fo:padding-bottom="0.142cm" fo:padding-left="0.267cm" fo:padding-right="0.267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fill-color="#729fcf" draw:opacity="80%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5eb91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3faf4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729fcf" draw:opacity="80%" draw:textarea-horizontal-align="justify" draw:textarea-vertical-align="middle" draw:auto-grow-height="false" fo:min-height="0cm" fo:min-width="0.417cm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729fcf" draw:opacity="80%" draw:textarea-horizontal-align="justify" draw:textarea-vertical-align="middle" draw:auto-grow-height="false" fo:min-height="0cm" fo:min-width="0.416cm"/>
    </style:style>
    <style:style style:name="gr11" style:family="graphic" style:parent-style-name="standard">
      <style:graphic-properties draw:fill-color="#80008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0cm" fo:min-width="0.643cm"/>
    </style:style>
    <style:style style:name="gr13" style:family="graphic" style:parent-style-name="standard">
      <style:graphic-properties draw:fill-color="#b85c00" draw:opacity="100%" draw:textarea-horizontal-align="justify" draw:textarea-vertical-align="middle" draw:auto-grow-height="false" fo:min-height="0cm" fo:min-width="0.84cm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afd095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729fcf" draw:opacity="80%" draw:textarea-horizontal-align="justify" draw:textarea-vertical-align="middle" draw:auto-grow-height="false" fo:min-height="0cm" fo:min-width="0.487cm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729fcf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draw:fill-color="#729fcf" fo:min-height="0.476cm"/>
      <style:paragraph-properties style:writing-mode="lr-tb"/>
    </style:style>
    <style:style style:name="gr20" style:family="graphic" style:parent-style-name="standard">
      <style:graphic-properties draw:stroke="none" draw:fill="none" draw:fill-color="#729fcf" fo:min-height="0.489cm"/>
      <style:paragraph-properties style:writing-mode="lr-tb"/>
    </style:style>
    <style:style style:name="gr21" style:family="graphic" style:parent-style-name="standard">
      <style:graphic-properties draw:stroke="none" draw:fill="none" draw:fill-color="#729fcf" fo:min-height="0.556cm"/>
      <style:paragraph-properties style:writing-mode="lr-tb"/>
    </style:style>
    <style:style style:name="gr22" style:family="graphic" style:parent-style-name="objectwithoutfill">
      <style:graphic-properties draw:fill="solid" draw:fill-color="#729fcf" draw:textarea-vertical-align="middle"/>
    </style:style>
    <style:style style:name="gr23" style:family="graphic" style:parent-style-name="objectwithoutfill">
      <style:graphic-properties draw:marker-end="Arrow" draw:marker-end-width="0.3cm" draw:fill="solid" draw:fill-color="#729fcf" draw:textarea-vertical-align="middle"/>
    </style:style>
    <style:style style:name="gr2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047cm" style:use-optimal-column-width="false"/>
    </style:style>
    <style:style style:name="co2" style:family="table-column">
      <style:table-column-properties style:column-width="4.307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="none" draw:fill-color="#729fcf"/>
      <style:paragraph-properties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="none" draw:fill-color="#729fcf"/>
      <style:paragraph-properties fo:border="0.03pt solid #000000"/>
      <style:text-properties fo:font-size="18pt" style:font-size-asian="18pt" style:font-size-complex="18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729fcf" draw:opacity="80%"/>
      <style:paragraph-properties fo:text-align="center"/>
    </style:style>
    <style:style style:name="P4" style:family="paragraph">
      <loext:graphic-properties draw:fill-color="#5eb91e"/>
      <style:paragraph-properties fo:text-align="center"/>
    </style:style>
    <style:style style:name="P5" style:family="paragraph">
      <loext:graphic-properties draw:fill-color="#3faf46"/>
      <style:paragraph-properties fo:text-align="center"/>
    </style:style>
    <style:style style:name="P6" style:family="paragraph">
      <loext:graphic-properties draw:fill-color="#e8f2a1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800080"/>
      <style:paragraph-properties fo:text-align="center"/>
    </style:style>
    <style:style style:name="P9" style:family="paragraph">
      <loext:graphic-properties draw:fill-color="#b85c00" draw:opacity="100%"/>
      <style:paragraph-properties fo:text-align="center"/>
    </style:style>
    <style:style style:name="P10" style:family="paragraph">
      <loext:graphic-properties draw:fill-color="#bf819e"/>
      <style:paragraph-properties fo:text-align="center"/>
    </style:style>
    <style:style style:name="P11" style:family="paragraph">
      <loext:graphic-properties draw:fill-color="#afd09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729fcf"/>
      <style:paragraph-properties style:writing-mode="lr-tb"/>
    </style:style>
    <style:style style:name="P17" style:family="paragraph">
      <loext:graphic-properties draw:fill="none" draw:fill-color="#729fc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3.666cm" svg:height="4.637cm" svg:x="2.02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66cm" svg:height="4.652cm" svg:x="1.812cm" svg:y="2.2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66cm" svg:height="4.637cm" svg:x="1.6cm" svg:y="2.42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882cm" svg:y1="2.984cm" svg:x2="4.984cm" svg:y2="2.984cm">
          <text:p/>
        </draw:line>
        <draw:line draw:style-name="gr3" draw:text-style-name="P2" draw:layer="layout" svg:x1="1.882cm" svg:y1="3.687cm" svg:x2="4.984cm" svg:y2="3.687cm">
          <text:p/>
        </draw:line>
        <draw:line draw:style-name="gr3" draw:text-style-name="P2" draw:layer="layout" svg:x1="1.882cm" svg:y1="4.389cm" svg:x2="4.984cm" svg:y2="4.389cm">
          <text:p/>
        </draw:line>
        <draw:line draw:style-name="gr3" draw:text-style-name="P2" draw:layer="layout" svg:x1="1.882cm" svg:y1="5.092cm" svg:x2="4.984cm" svg:y2="5.092cm">
          <text:p/>
        </draw:line>
        <draw:line draw:style-name="gr3" draw:text-style-name="P2" draw:layer="layout" svg:x1="1.882cm" svg:y1="5.795cm" svg:x2="4.984cm" svg:y2="5.795cm">
          <text:p/>
        </draw:line>
        <draw:line draw:style-name="gr3" draw:text-style-name="P2" draw:layer="layout" svg:x1="1.882cm" svg:y1="6.498cm" svg:x2="4.984cm" svg:y2="6.498cm">
          <text:p/>
        </draw:line>
        <draw:line draw:style-name="gr3" draw:text-style-name="P2" draw:layer="layout" svg:x1="17.727cm" svg:y1="11.693cm" svg:x2="20.829cm" svg:y2="11.693cm">
          <text:p/>
        </draw:line>
        <draw:custom-shape draw:style-name="gr4" draw:text-style-name="P3" draw:layer="layout" svg:width="0.423cm" svg:height="0.171cm" svg:x="18.08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82cm" svg:height="0.171cm" svg:x="19.137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423cm" svg:height="0.14cm" svg:x="19.984cm" svg:y="11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23cm" svg:height="0.141cm" svg:x="24.28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2.098cm" svg:y1="11.693cm" svg:x2="25.2cm" svg:y2="11.693cm">
          <text:p/>
        </draw:line>
        <draw:custom-shape draw:style-name="gr8" draw:text-style-name="P3" draw:layer="layout" svg:width="0.917cm" svg:height="0.171cm" svg:x="22.662cm" svg:y="11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727cm" svg:y1="12.396cm" svg:x2="20.829cm" svg:y2="12.396cm">
          <text:p/>
        </draw:line>
        <draw:custom-shape draw:style-name="gr4" draw:text-style-name="P3" draw:layer="layout" svg:width="0.423cm" svg:height="0.181cm" svg:x="17.868cm" svg:y="12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423cm" svg:height="0.181cm" svg:x="18.785cm" svg:y="12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423cm" svg:height="0.141cm" svg:x="20.266cm" svg:y="12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727cm" svg:y1="13.099cm" svg:x2="20.829cm" svg:y2="13.099cm">
          <text:p/>
        </draw:line>
        <draw:custom-shape draw:style-name="gr4" draw:text-style-name="P3" draw:layer="layout" svg:width="0.423cm" svg:height="0.145cm" svg:x="18.08cm" svg:y="13.0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82cm" svg:height="0.145cm" svg:x="18.785cm" svg:y="13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423cm" svg:height="0.126cm" svg:x="20.266cm" svg:y="13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727cm" svg:y1="13.802cm" svg:x2="20.829cm" svg:y2="13.802cm">
          <text:p/>
        </draw:line>
        <draw:custom-shape draw:style-name="gr4" draw:text-style-name="P3" draw:layer="layout" svg:width="0.423cm" svg:height="0.181cm" svg:x="18.08cm" svg:y="13.7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82cm" svg:height="0.181cm" svg:x="19.419cm" svg:y="13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423cm" svg:height="0.141cm" svg:x="19.984cm" svg:y="13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12cm" svg:height="0.241cm" svg:x="19.701cm" svg:y="12.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draw:layer="layout" svg:width="0.282cm" svg:height="0.145cm" svg:x="19.56cm" svg:y="13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423cm" svg:height="0.141cm" svg:x="18.716cm" svg:y="13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23cm" svg:height="0.141cm" svg:x="24.28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2.098cm" svg:y1="12.396cm" svg:x2="25.2cm" svg:y2="12.396cm">
          <text:p/>
        </draw:line>
        <draw:custom-shape draw:style-name="gr10" draw:text-style-name="P3" draw:layer="layout" svg:width="0.916cm" svg:height="0.181cm" svg:x="23.015cm" svg:y="12.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23cm" svg:height="0.126cm" svg:x="23.579cm" svg:y="13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2.098cm" svg:y1="13.099cm" svg:x2="25.2cm" svg:y2="13.099cm">
          <text:p/>
        </draw:line>
        <draw:custom-shape draw:style-name="gr10" draw:text-style-name="P3" draw:layer="layout" svg:width="0.916cm" svg:height="0.145cm" svg:x="22.31cm" svg:y="13.0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23cm" svg:height="0.126cm" svg:x="24.284cm" svg:y="13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23cm" svg:height="0.141cm" svg:x="22.242cm" svg:y="1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66cm" svg:height="4.637cm" svg:x="19.024cm" svg:y="1.5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66cm" svg:height="4.652cm" svg:x="18.813cm" svg:y="1.8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666cm" svg:height="4.637cm" svg:x="18.601cm" svg:y="2.0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883cm" svg:y1="2.583cm" svg:x2="21.985cm" svg:y2="2.583cm">
          <text:p/>
        </draw:line>
        <draw:custom-shape draw:style-name="gr4" draw:text-style-name="P3" draw:layer="layout" svg:width="0.423cm" svg:height="0.174cm" svg:x="19.236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82cm" svg:height="0.174cm" svg:x="20.293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143cm" svg:height="0.181cm" svg:x="20.434cm" svg:y="6.0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34cm" svg:height="0.181cm" svg:x="20.152cm" svg:y="3.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282cm" svg:height="0.181cm" svg:x="19.165cm" svg:y="3.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423cm" svg:height="0.141cm" svg:x="19.306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23cm" svg:height="0.145cm" svg:x="21.14cm" svg:y="2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23cm" svg:height="0.139cm" svg:x="19.518cm" svg:y="3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23cm" svg:height="0.126cm" svg:x="21.069cm" svg:y="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8.883cm" svg:y1="3.286cm" svg:x2="21.985cm" svg:y2="3.286cm">
          <text:p/>
        </draw:line>
        <draw:line draw:style-name="gr3" draw:text-style-name="P2" draw:layer="layout" svg:x1="18.883cm" svg:y1="3.988cm" svg:x2="21.985cm" svg:y2="3.988cm">
          <text:p/>
        </draw:line>
        <draw:line draw:style-name="gr3" draw:text-style-name="P2" draw:layer="layout" svg:x1="18.883cm" svg:y1="5.394cm" svg:x2="21.985cm" svg:y2="5.394cm">
          <text:p/>
        </draw:line>
        <draw:line draw:style-name="gr3" draw:text-style-name="P2" draw:layer="layout" svg:x1="18.883cm" svg:y1="6.097cm" svg:x2="21.985cm" svg:y2="6.097cm">
          <text:p/>
        </draw:line>
        <draw:custom-shape draw:style-name="gr16" draw:text-style-name="P3" draw:layer="layout" svg:width="0.987cm" svg:height="0.171cm" svg:x="20.787cm" svg:y="3.8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17cm" svg:height="0.145cm" svg:x="19.447cm" svg:y="5.312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6cm" svg:height="2.633cm" svg:x="10.5cm" svg:y="1.3cm">
          <draw:image xlink:href="Pictures/10000201000000EF000000F281A744466D5B79BD.png" xlink:type="simple" xlink:show="embed" xlink:actuate="onLoad" loext:mime-type="image/png">
            <text:p/>
          </draw:image>
        </draw:frame>
        <draw:connector draw:style-name="gr18" draw:text-style-name="P13" draw:layer="layout" draw:type="line" svg:x1="5.689cm" svg:y1="4.318cm" svg:x2="18.601cm" svg:y2="4.34cm" draw:start-shape="id1" draw:start-glue-point="1" draw:end-shape="id2" draw:end-glue-point="3" svg:d="M5689 4318l12912 22" svg:viewBox="0 0 12913 23">
          <text:p/>
        </draw:connector>
        <draw:line draw:style-name="gr3" draw:text-style-name="P2" draw:layer="layout" svg:x1="18.927cm" svg:y1="4.696cm" svg:x2="22.029cm" svg:y2="4.696cm">
          <text:p/>
        </draw:line>
        <draw:custom-shape draw:style-name="gr4" draw:text-style-name="P3" draw:layer="layout" svg:width="0.423cm" svg:height="0.181cm" svg:x="19.068cm" svg:y="4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423cm" svg:height="0.181cm" svg:x="19.985cm" svg:y="4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423cm" svg:height="0.141cm" svg:x="21.466cm" svg:y="4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12cm" svg:height="0.241cm" svg:x="20.901cm" svg:y="4.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4" draw:text-style-name="P3" draw:layer="layout" svg:width="0.423cm" svg:height="0.171cm" svg:x="11.58cm" svg:y="7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282cm" svg:height="0.171cm" svg:x="12.637cm" svg:y="7.9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23cm" svg:height="0.14cm" svg:x="13.484cm" svg:y="7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layout" svg:width="0.212cm" svg:height="0.241cm" svg:x="12.001cm" svg:y="8.7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standard" draw:layer="layout" svg:width="5.353cm" svg:height="5.357cm" svg:x="9.046cm" svg:y="6.775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 table:number-columns-spanned="2">
                  <text:p text:style-name="P14"><text:span text:style-name="T1">Family A</text:span></text:p>
                </table:table-cell>
                <table:covered-table-cell/>
              </table:table-row>
              <table:table-row table:style-name="ro2" table:default-cell-style-name="ce2">
                <table:table-cell/>
                <table:table-cell/>
              </table:table-row>
              <table:table-row table:style-name="ro2" table:default-cell-style-name="ce2">
                <table:table-cell/>
                <table:table-cell/>
              </table:table-row>
              <table:table-row table:style-name="ro1" table:default-cell-style-name="ce1">
                <table:table-cell table:number-columns-spanned="2">
                  <text:p text:style-name="P15"><text:span text:style-name="T1">Family B</text:span></text:p>
                </table:table-cell>
                <table:covered-table-cell/>
              </table:table-row>
              <table:table-row table:style-name="ro2" table:default-cell-style-name="ce2">
                <table:table-cell/>
                <table:table-cell/>
              </table:table-row>
              <table:table-row table:style-name="ro2" table:default-cell-style-name="ce2"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gr19" draw:text-style-name="P16" draw:layer="layout" svg:width="2.123cm" svg:height="0.726cm" svg:x="18.14cm" svg:y="10.261cm">
            <draw:text-box>
              <text:p><text:span text:style-name="T1">Family A</text:span></text:p>
            </draw:text-box>
          </draw:frame>
          <draw:frame draw:style-name="gr20" draw:text-style-name="P16" draw:layer="layout" svg:width="2.459cm" svg:height="0.739cm" svg:x="22.541cm" svg:y="10.261cm">
            <draw:text-box>
              <text:p><text:span text:style-name="T1">Family B</text:span></text:p>
            </draw:text-box>
          </draw:frame>
          <draw:frame draw:style-name="gr21" draw:text-style-name="P17" draw:layer="layout" svg:width="3.059cm" svg:height="0.806cm" svg:x="10.141cm" svg:y="5.861cm">
            <draw:text-box>
              <text:p text:style-name="P14"><text:span text:style-name="T2">RULES</text:span></text:p>
            </draw:text-box>
          </draw:frame>
        </draw:g>
        <draw:custom-shape draw:style-name="gr7" draw:text-style-name="P6" draw:layer="layout" svg:width="0.423cm" svg:height="0.141cm" svg:x="12.484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917cm" svg:height="0.171cm" svg:x="10.862cm" svg:y="10.6cm">
          <text:p/>
          <draw:enhanced-geometry svg:viewBox="0 0 21600 21600" draw:type="rectangle" draw:enhanced-path="M 0 0 L 21600 0 21600 21600 0 21600 0 0 Z N"/>
        </draw:custom-shape>
        <draw:connector draw:style-name="gr22" draw:text-style-name="P13" xml:id="id3" draw:id="id3" draw:layer="layout" draw:type="curve" draw:line-skew="-0.381cm" svg:x1="20.434cm" svg:y1="6.659cm" svg:x2="14.618cm" svg:y2="9.327cm" draw:start-shape="id2" draw:start-glue-point="2" svg:d="M20434 6659c0 1818-5816 484-5816 2668" svg:viewBox="0 0 5817 2669">
          <text:p/>
        </draw:connector>
        <draw:connector draw:style-name="gr23" draw:text-style-name="P13" draw:layer="layout" draw:type="curve" svg:x1="14.618cm" svg:y1="9.327cm" svg:x2="17.198cm" svg:y2="10.187cm" draw:start-shape="id3" draw:start-glue-point="3" svg:d="M14618 9327c0 1021 2580 592 2580 860" svg:viewBox="0 0 2581 861">
          <text:p/>
        </draw:connector>
        <draw:frame draw:style-name="gr24" draw:text-style-name="P14" draw:layer="layout" svg:width="0.756cm" svg:height="0.748cm" svg:x="9.144cm" svg:y="8.67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7CDC42A6E47D6EE8.png" xlink:type="simple" xlink:show="embed" xlink:actuate="onLoad" loext:mime-type="image/png"/>
        </draw:frame>
        <draw:frame draw:style-name="gr24" draw:text-style-name="P14" draw:layer="layout" svg:width="0.756cm" svg:height="0.748cm" svg:x="9.2cm" svg:y="7.72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BF5FD15E58056C8F.png" xlink:type="simple" xlink:show="embed" xlink:actuate="onLoad" loext:mime-type="image/png"/>
        </draw:frame>
        <draw:frame draw:style-name="gr24" draw:text-style-name="P14" draw:layer="layout" svg:width="0.756cm" svg:height="0.748cm" svg:x="9.144cm" svg:y="11.27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7CDC42A6E47D6EE8.png" xlink:type="simple" xlink:show="embed" xlink:actuate="onLoad" loext:mime-type="image/png"/>
        </draw:frame>
        <draw:frame draw:style-name="gr24" draw:text-style-name="P14" draw:layer="layout" svg:width="0.756cm" svg:height="0.748cm" svg:x="9.2cm" svg:y="10.32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BF5FD15E58056C8F.png" xlink:type="simple" xlink:show="embed" xlink:actuate="onLoad" loext:mime-type="image/png"/>
        </draw:fram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5:56:39.402562685</meta:creation-date>
    <dc:date>2021-02-27T14:23:48.474168138</dc:date>
    <meta:editing-duration>PT7M22S</meta:editing-duration>
    <meta:editing-cycles>2</meta:editing-cycles>
    <meta:generator>LibreOffice/6.4.6.2$Linux_X86_64 LibreOffice_project/40$Build-2</meta:generator>
    <meta:document-statistic meta:object-count="105"/>
  </office:meta>
</office:document-meta>
</file>